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draw:layer="layout" svg:width="9.5cm" svg:height="4cm" svg:x="3cm" svg:y="9.5cm">
          <text:p/>
        </draw:rect>
        <draw:rect draw:style-name="gr1" draw:text-style-name="P1" draw:layer="layout" svg:width="5.5cm" svg:height="2.222cm" svg:x="12.5cm" svg:y="11.278cm">
          <text:p text:style-name="P1">FreeList Service</text:p>
        </draw:rect>
        <draw:rect draw:style-name="gr1" draw:text-style-name="P1" draw:layer="layout" svg:width="11.5cm" svg:height="2cm" svg:x="6.5cm" svg:y="9.5cm">
          <text:p text:style-name="P1">Dictionary Service</text:p>
        </draw:rect>
        <draw:rect draw:style-name="gr1" draw:text-style-name="P1" draw:layer="layout" svg:width="15cm" svg:height="2.5cm" svg:x="3cm" svg:y="7cm">
          <text:p text:style-name="P1">Front-end/Proxy (optional)</text:p>
        </draw:rect>
        <draw:rect draw:style-name="gr1" draw:text-style-name="P1" draw:layer="layout" svg:width="15cm" svg:height="2.5cm" svg:x="3cm" svg:y="4.5cm">
          <text:p text:style-name="P1">Client</text:p>
        </draw:rect>
        <draw:frame draw:style-name="gr2" draw:text-style-name="P2" draw:layer="layout" svg:width="9.5cm" svg:height="0.963cm" svg:x="3cm" svg:y="11.937cm">
          <draw:text-box>
            <text:p text:style-name="P2"><text:span text:style-name="T1">Storage Service</text:span></text:p>
          </draw:text-box>
        </draw:frame>
        <draw:line draw:style-name="gr3" draw:text-style-name="P1" draw:layer="layout" svg:x1="4.5cm" svg:y1="6.2cm" svg:x2="4.5cm" svg:y2="12.2cm">
          <text:p/>
        </draw:line>
        <draw:line draw:style-name="gr3" draw:text-style-name="P1" draw:layer="layout" svg:x1="16cm" svg:y1="6.2cm" svg:x2="16cm" svg:y2="10.5cm">
          <text:p/>
        </draw:line>
        <draw:frame draw:style-name="gr4" draw:text-style-name="P3" draw:layer="layout" svg:width="1cm" svg:height="0.75cm" svg:x="3.8cm" svg:y="5.7cm">
          <draw:text-box>
            <text:p text:style-name="P3"><text:span text:style-name="T2">(2)</text:span></text:p>
          </draw:text-box>
        </draw:frame>
        <draw:frame draw:style-name="gr4" draw:text-style-name="P3" draw:layer="layout" svg:width="1cm" svg:height="0.75cm" svg:x="15.2cm" svg:y="5.8cm">
          <draw:text-box>
            <text:p text:style-name="P3"><text:span text:style-name="T2">(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dwin-Jan Harmsma</meta:initial-creator>
    <meta:creation-date>2011-10-24T09:44:56</meta:creation-date>
    <dc:date>2011-10-24T10:31:02</dc:date>
    <dc:creator>Edwin-Jan Harmsma</dc:creator>
    <meta:editing-duration>PT46M6S</meta:editing-duration>
    <meta:editing-cycles>6</meta:editing-cycles>
    <meta:generator>OpenOffice.org/3.3$Unix OpenOffice.org_project/330m20$Build-9567</meta:generator>
    <meta:document-statistic meta:object-count="10"/>
  </office:meta>
</office:document-meta>
</file>